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115%" fo:padding="0.0291in" fo:border-left="none" fo:border-right="none" fo:border-top="none" fo:border-bottom="0.0008in solid #000000" style:join-border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line-height="115%" fo:padding="0.0291in" fo:border-left="none" fo:border-right="none" fo:border-top="none" fo:border-bottom="0.0008in solid #000000" style:shadow="none" style:join-border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line-height="115%" fo:text-indent="0in" style:auto-text-indent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in" fo:margin-right="0in" fo:line-height="115%" fo:text-indent="0in" style:auto-text-indent="false" fo:padding="0.0291in" fo:border-left="none" fo:border-right="none" fo:border-top="none" fo:border-bottom="0.0008in solid #000000" style:join-border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line-height="115%" fo:text-indent="0in" style:auto-text-indent="false" fo:padding="0in" fo:border="none" style:shadow="none" style:join-border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line-height="115%" fo:padding="0in" fo:border="none" style:shadow="none" style:join-border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line-height="115%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 style:list-style-name="L2">
      <style:paragraph-properties fo:line-height="115%"/>
    </style:style>
    <style:style style:name="P15" style:family="paragraph" style:parent-style-name="Standard" style:list-style-name="L1">
      <style:paragraph-properties fo:line-height="115%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2">
      <style:paragraph-properties fo:line-height="115%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3">
      <style:paragraph-properties fo:line-height="115%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4">
      <style:paragraph-properties fo:line-height="115%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5">
      <style:paragraph-properties fo:line-height="115%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6">
      <style:paragraph-properties fo:line-height="115%"/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7">
      <style:paragraph-properties fo:line-height="115%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8">
      <style:paragraph-properties fo:line-height="115%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9">
      <style:paragraph-properties fo:line-height="115%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0">
      <style:paragraph-properties fo:line-height="115%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2">
      <style:paragraph-properties fo:line-height="115%"/>
      <style:text-properties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Standard" style:list-style-name="L11">
      <style:paragraph-properties fo:line-height="115%" fo:padding="0in" fo:border="none" style:shadow="none" style:join-border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Deploy media to players (DEPL)</text:p>
      <text:p text:style-name="P1"/>
      <text:p text:style-name="P2"><text:span text:style-name="T2">Actor</text:span>: sign manager</text:p>
      <text:p text:style-name="P2"/>
      <text:p text:style-name="P1">Pre-conditions</text:p>
      <text:list xml:id="list5132092188019674442" text:style-name="L1">
        <text:list-item>
          <text:p text:style-name="P15">Sign manager has authenticated with the management interface</text:p>
        </text:list-item>
        <text:list-item>
          <text:p text:style-name="P15">Page with navigation menu active</text:p>
        </text:list-item>
        <text:list-item>
          <text:p text:style-name="P15">Manager interface/datastore has sign players configured</text:p>
        </text:list-item>
        <text:list-item>
          <text:p text:style-name="P15">Manager interface computer has a network route to players</text:p>
          <text:p text:style-name="P15"/>
        </text:list-item>
      </text:list>
      <text:p text:style-name="P1">Description</text:p>
      <text:list xml:id="list5643718390078703552" text:style-name="L2">
        <text:list-item>
          <text:p text:style-name="P14"><text:span text:style-name="T3">Use case begins</text:span><text:span text:style-name="T4"> when the manager activates the “Deploy Signs” menu option</text:span></text:p>
        </text:list-item>
        <text:list-item>
          <text:p text:style-name="P16">The system shall provide the manager with a listing of signs and groups of signs</text:p>
        </text:list-item>
        <text:list-item>
          <text:p text:style-name="P16">The manager shall select a sign or sign group to deploy to with an adjacent “deploy” button</text:p>
        </text:list-item>
        <text:list-item>
          <text:p text:style-name="P16">The system shall compile the metadata for deployment to the selected signs</text:p>
        </text:list-item>
        <text:list-item>
          <text:p text:style-name="P16">The system shall deploy (via SCP) the metadata and media to the selected signs</text:p>
        </text:list-item>
        <text:list-item>
          <text:p text:style-name="P16">The system shall invoke a command (via SSH) on the player to initiate a reload of metadata and media</text:p>
        </text:list-item>
        <text:list-item>
          <text:p text:style-name="P16"><text:span text:style-name="T1">Use case ends</text:span> when the deployment is successful and the system informs the manager that the deployment was successful</text:p>
          <text:p text:style-name="P16"/>
        </text:list-item>
      </text:list>
      <text:p text:style-name="P1">Post-Conditions</text:p>
      <text:list xml:id="list6541793684494846687" text:style-name="L3">
        <text:list-item>
          <text:p text:style-name="P17">All selected players now contain the new version of the metadata and media items</text:p>
        </text:list-item>
        <text:list-item>
          <text:p text:style-name="P17">All selected players have reloaded their metadata and media</text:p>
        </text:list-item>
      </text:list>
      <text:p text:style-name="P2"/>
      <text:p text:style-name="P10">Alternative courses of Action</text:p>
      <text:list xml:id="list3427615841978192473" text:style-name="L4">
        <text:list-item>
          <text:p text:style-name="P18">Manager may enter the deploy flow through an alternate use case (e.g. by a “deploy to signs containing this layout” from a screen relevant to a layout), skipping D.1-D.3</text:p>
          <text:p text:style-name="P18"/>
        </text:list-item>
      </text:list>
      <text:p text:style-name="P1">Exceptions</text:p>
      <text:list xml:id="list588678957483233064" text:style-name="L5">
        <text:list-item>
          <text:p text:style-name="P19">In the event the manager interface is unable to connect to a player in D.5/D.6, for each failed connection an appropriate message should be displayed to the manager</text:p>
        </text:list-item>
        <text:list-item>
          <text:p text:style-name="P19">If there do not exist any signs in the system, an appropriate message shall be displayed in D.2 and no deployment buttons should be available</text:p>
        </text:list-item>
        <text:list-item>
          <text:p text:style-name="P19">If any of the selected signs are already being deployed to (i.e. by another sign manager) at the start of D.4 a message should be displayed and the deploy should halt (returning to D.2)</text:p>
          <text:p text:style-name="P19"/>
        </text:list-item>
      </text:list>
      <text:p text:style-name="P1">Related Use Cases</text:p>
      <text:p text:style-name="P11"><text:tab/>None</text:p>
      <text:p text:style-name="P3"/>
      <text:p text:style-name="P1">Decision Support</text:p>
      <text:p text:style-name="P5"><text:span text:style-name="T5">Frequency</text:span>: <text:tab/>Low frequency, but many uses may occur consecutively (e.g. 10 deployments per <text:tab/><text:tab/><text:tab/>day, within the same half hour). Multiple managers may deploy concurrently</text:p>
      <text:p text:style-name="P5"><text:span text:style-name="T5">Criticallity</text:span>:<text:tab/>High, central to product purpose</text:p>
      <text:p text:style-name="P5"><text:span text:style-name="T5">Risk</text:span>:<text:tab/><text:tab/>Medium. Dependence on network conditions, requires authentication between <text:tab/><text:tab/><text:tab/><text:tab/>manager interface and players</text:p>
      <text:p text:style-name="P7">Constraints</text:p>
      <text:p text:style-name="P5">Ease of use: <text:tab/>Flow and response should be obvious to user, minimal (&lt;=5) clicks needed<text:tab/><text:tab/><text:tab/><text:tab/>to deploy signs</text:p>
      <text:p text:style-name="P8">Security:<text:tab/>Contents of uploads to players should be practically unmodifiable and unobservable to <text:tab/><text:tab/><text:tab/>entities with network access/control</text:p>
      <text:p text:style-name="P6">Log</text:p>
      <text:p text:style-name="P5"><text:tab/>Owner: Jared Miller</text:p>
      <text:p text:style-name="P5"><text:tab/>Creation: 2/2/2018</text:p>
      <text:p text:style-name="P5"><text:tab/>Modifications:</text:p>
      <text:list xml:id="list3186590116562523380" text:style-name="L6">
        <text:list-item>
          <text:p text:style-name="P20">2/2/2018 – JM: Initial creation</text:p>
        </text:list-item>
      </text:list>
      <text:p text:style-name="P10">Use Case: Upload media (UPLD)</text:p>
      <text:p text:style-name="P1"/>
      <text:p text:style-name="P2"><text:span text:style-name="T2">Actor</text:span>: sign manager</text:p>
      <text:p text:style-name="P2"/>
      <text:p text:style-name="P1">Pre-conditions</text:p>
      <text:list xml:id="list41526143" text:continue-list="list5132092188019674442" text:style-name="L1">
        <text:list-item text:start-value="1">
          <text:p text:style-name="P15">Sign manager has authenticated with the management interface</text:p>
        </text:list-item>
        <text:list-item>
          <text:p text:style-name="P15">Page with navigation menu active</text:p>
        </text:list-item>
        <text:list-item>
          <text:p text:style-name="P15">Media available on managers local computer</text:p>
          <text:p text:style-name="P15"/>
        </text:list-item>
      </text:list>
      <text:p text:style-name="P1">Description</text:p>
      <text:list xml:id="list5505761748621216104" text:style-name="L7">
        <text:list-item>
          <text:p text:style-name="P21"><text:span text:style-name="T1">Use case begins</text:span> when the manager activates the “Upload media” menu option</text:p>
        </text:list-item>
        <text:list-item>
          <text:p text:style-name="P21">System shall display an interface prompting for the upload of files</text:p>
        </text:list-item>
        <text:list-item>
          <text:p text:style-name="P21">System shall retrieve and display a list of pending uploads (missing info/not confirmed)</text:p>
        </text:list-item>
        <text:list-item>
          <text:p text:style-name="P21">Manager shall provide one or more media files either via a “choose file” flow (browser agent provided functionality) or via a “drag and drop” interface (if supported)</text:p>
        </text:list-item>
        <text:list-item>
          <text:p text:style-name="P21">System shall receive files, save to a temporary location and add to the list of pending files</text:p>
        </text:list-item>
        <text:list-item>
          <text:p text:style-name="P21">System shall prompt manager to add info to pending media files</text:p>
        </text:list-item>
        <text:list-item>
          <text:p text:style-name="P21">Manager shall select a pending media file to add info to (name, orientation, distortion allowed, et al)</text:p>
        </text:list-item>
        <text:list-item>
          <text:p text:style-name="P21">System shall prompt manager for info, providing defaults (name from file name, orientation from image dimensions, etc)</text:p>
        </text:list-item>
        <text:list-item>
          <text:p text:style-name="P21">Manager shall enter appropriate info and select submit button</text:p>
        </text:list-item>
        <text:list-item>
          <text:p text:style-name="P21"><text:span text:style-name="T1">Use cased ends</text:span> when system saves submitted info and marks media file as no longer pending</text:p>
          <text:p text:style-name="P21"/>
        </text:list-item>
      </text:list>
      <text:p text:style-name="P1">Post-Conditions</text:p>
      <text:list xml:id="list8902017066503658013" text:style-name="L8">
        <text:list-item>
          <text:p text:style-name="P22">The management system contains the new media file</text:p>
        </text:list-item>
        <text:list-item>
          <text:p text:style-name="P22">The management system database contains the info for the new media file</text:p>
        </text:list-item>
      </text:list>
      <text:p text:style-name="P2"/>
      <text:p text:style-name="P27">Alternative courses of Action</text:p>
      <text:list xml:id="list3582365091578263254" text:style-name="L9">
        <text:list-item>
          <text:p text:style-name="P23">Manager may choose to not immediately add info to a file in D.7, and instead return later to add info (skipping D.4-D.5)</text:p>
          <text:p text:style-name="P23"/>
        </text:list-item>
      </text:list>
      <text:p text:style-name="P13">Exceptions</text:p>
      <text:list xml:id="list6707713114748258603" text:style-name="L10">
        <text:list-item>
          <text:p text:style-name="P24">If an invalid file is submitted to the system in D.5, upload should fail, file should be discarded and manager should be presented with an appropriate error message</text:p>
        </text:list-item>
        <text:list-item>
          <text:p text:style-name="P24">If an upload is interrupted in D.5, upload should fail, partial file should be discarded, and manager should be presented with an appropriate error message</text:p>
          <text:p text:style-name="P24"/>
        </text:list-item>
      </text:list>
      <text:p text:style-name="P13">Related Use Cases</text:p>
      <text:list xml:id="list6093683186881967624" text:style-name="L11">
        <text:list-item>
          <text:p text:style-name="P28">Upload image</text:p>
        </text:list-item>
        <text:list-item>
          <text:p text:style-name="P28">Upload video</text:p>
        </text:list-item>
      </text:list>
      <text:p text:style-name="P4"/>
      <text:p text:style-name="P1">Decision Support</text:p>
      <text:p text:style-name="P5"><text:span text:style-name="T5">Frequency</text:span>: <text:tab/>Low frequency, but many uses may occur consecutively (e.g. several dozen <text:tab/><text:tab/><text:tab/><text:tab/>uploads in an hour)</text:p>
      <text:p text:style-name="P5"><text:span text:style-name="T5">Criticallity</text:span>:<text:tab/>High, central to product purpose</text:p>
      <text:p text:style-name="P5"><text:span text:style-name="T5">Risk</text:span>:<text:tab/><text:tab/>Medium. Some risks in allowing upload of user files. Implementation can utilize <text:tab/><text:tab/><text:tab/><text:tab/>available code.</text:p>
      <text:p text:style-name="P6">Constraints</text:p>
      <text:p text:style-name="P5"><text:span text:style-name="T5">Ease of use</text:span>: <text:tab/>Flow and response should be obvious to user, interface should have a “memory” feature <text:tab/><text:tab/><text:tab/>to provide reasonable defaults based on previous uploads to minimize repetition</text:p>
      <text:p text:style-name="P9"><text:span text:style-name="T5">Security</text:span>:<text:tab/>Type of file should be validated on upload (i.e. must be an image/video)</text:p>
      <text:p text:style-name="P8"><text:span text:style-name="T5">Performance</text:span>:<text:tab/>Should allow for multiple simultaneous uploads (i.e. multiple managers may be <text:tab/><text:tab/><text:tab/><text:tab/>uploading concurrently)</text:p>
      <text:p text:style-name="P6">Log</text:p>
      <text:p text:style-name="P5"><text:tab/>Owner: Jared Miller</text:p>
      <text:p text:style-name="P5"><text:tab/>Creation: 2/2/2018</text:p>
      <text:p text:style-name="P5"><text:tab/>Modifications:</text:p>
      <text:list xml:id="list1888053137423313613" text:style-name="L12">
        <text:list-item>
          <text:p text:style-name="P25">2/2/2018 – JM: Initial cre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Team JEDi: Jared Miller</text:p>
        <text:p text:style-name="Standard">CSC 483<text:tab/><text:tab/><text:tab/><text:tab/><text:tab/><text:span text:style-name="MT1">Use Cas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M</meta:initial-creator>
    <meta:creation-date>2018-02-02T15:13:48.01</meta:creation-date>
    <dc:date>2018-02-14T21:33:56.22</dc:date>
    <dc:creator>J M</dc:creator>
    <meta:editing-duration>PT7H1M57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4" meta:paragraph-count="81" meta:word-count="832" meta:character-count="5114"/>
  </office:meta>
</office:document-meta>
</file>